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d041a"/>
    </style:style>
    <style:style style:name="P2" style:family="paragraph" style:parent-style-name="Text_20_body">
      <style:text-properties officeooo:paragraph-rsid="000d041a"/>
    </style:style>
    <style:style style:name="P3" style:family="paragraph" style:parent-style-name="Text_20_body">
      <style:paragraph-properties fo:text-align="center" style:justify-single-word="false"/>
      <style:text-properties fo:color="#808080" style:font-name="Arial" fo:font-size="15pt" style:text-underline-style="solid" style:text-underline-width="auto" style:text-underline-color="font-color" fo:font-weight="bold" officeooo:rsid="000ed62b" officeooo:paragraph-rsid="000ed62b" style:font-size-asian="15pt" style:font-weight-asian="bold" style:font-size-complex="15pt" style:font-weight-complex="bold"/>
    </style:style>
    <style:style style:name="P4" style:family="paragraph" style:parent-style-name="Text_20_body">
      <style:text-properties style:font-name="Trebuchet MS" fo:font-size="11pt" officeooo:rsid="000ed62b" officeooo:paragraph-rsid="000ed62b" style:font-size-asian="11pt" style:font-size-complex="11pt"/>
    </style:style>
    <style:style style:name="P5" style:family="paragraph" style:parent-style-name="Text_20_body">
      <style:text-properties style:font-name="Trebuchet MS" fo:font-size="11pt" officeooo:rsid="000ed62b" officeooo:paragraph-rsid="000f7e66" style:font-size-asian="11pt" style:font-size-complex="11pt"/>
    </style:style>
    <style:style style:name="P6" style:family="paragraph" style:parent-style-name="Text_20_body">
      <style:text-properties style:font-name="Trebuchet MS" fo:font-size="11pt" officeooo:rsid="000f7e66" officeooo:paragraph-rsid="000f7e66" style:font-size-asian="11pt" style:font-size-complex="11pt"/>
    </style:style>
    <style:style style:name="P7" style:family="paragraph" style:parent-style-name="Text_20_body">
      <style:text-properties fo:font-variant="normal" fo:text-transform="none" fo:color="#333333" style:font-name="Trebuchet MS" fo:font-size="11pt" fo:letter-spacing="normal" fo:font-style="normal" fo:font-weight="normal" officeooo:rsid="000d041a" officeooo:paragraph-rsid="000d041a" style:font-size-asian="11pt" style:font-weight-asian="normal" style:font-size-complex="11pt" style:font-weight-complex="normal"/>
    </style:style>
    <style:style style:name="P8" style:family="paragraph" style:parent-style-name="Text_20_body">
      <style:text-properties fo:font-variant="normal" fo:text-transform="none" fo:color="#000000" style:font-name="Trebuchet MS" fo:font-size="11pt" fo:letter-spacing="normal" fo:font-style="normal" fo:font-weight="bold" officeooo:rsid="000d041a" officeooo:paragraph-rsid="000d041a" style:font-size-asian="11pt" style:font-weight-asian="bold" style:font-size-complex="11pt" style:font-weight-complex="bold"/>
    </style:style>
    <style:style style:name="P9" style:family="paragraph" style:parent-style-name="Text_20_body">
      <style:paragraph-properties fo:text-align="start" style:justify-single-word="false"/>
      <style:text-properties fo:font-variant="normal" fo:text-transform="none" fo:color="#000000" style:font-name="Trebuchet MS" fo:font-size="11pt" fo:letter-spacing="normal" fo:font-style="normal" fo:font-weight="bold" officeooo:rsid="000ed62b" officeooo:paragraph-rsid="000ed62b" style:font-size-asian="11pt" style:font-weight-asian="bold" style:font-size-complex="11pt" style:font-weight-complex="bold"/>
    </style:style>
    <style:style style:name="P10" style:family="paragraph" style:parent-style-name="Text_20_body">
      <style:paragraph-properties fo:text-align="justify" style:justify-single-word="false"/>
      <style:text-properties fo:font-variant="normal" fo:text-transform="none" fo:color="#000000" style:font-name="Trebuchet MS" fo:font-size="11pt" fo:letter-spacing="normal" fo:font-style="normal" fo:font-weight="normal" officeooo:rsid="000ed62b" officeooo:paragraph-rsid="000ed62b" style:font-size-asian="11pt" style:font-weight-asian="normal" style:font-size-complex="11pt" style:font-weight-complex="normal"/>
    </style:style>
    <style:style style:name="P11" style:family="paragraph" style:parent-style-name="Text_20_body">
      <style:text-properties fo:font-variant="normal" fo:text-transform="none" fo:color="#000000" style:font-name="Trebuchet MS" fo:font-size="11pt" fo:letter-spacing="normal" fo:font-style="normal" fo:font-weight="normal" officeooo:rsid="000d041a" officeooo:paragraph-rsid="000d041a" style:font-size-asian="11pt" style:font-weight-asian="normal" style:font-size-complex="11pt" style:font-weight-complex="normal"/>
    </style:style>
    <style:style style:name="P12" style:family="paragraph" style:parent-style-name="Text_20_body">
      <style:paragraph-properties fo:text-align="justify" style:justify-single-word="false"/>
      <style:text-properties fo:color="#000000" fo:font-weight="normal" officeooo:rsid="000d041a" officeooo:paragraph-rsid="000d041a" style:font-weight-asian="normal" style:font-weight-complex="normal"/>
    </style:style>
    <style:style style:name="P13" style:family="paragraph" style:parent-style-name="Text_20_body">
      <style:paragraph-properties fo:text-align="justify" style:justify-single-word="false"/>
      <style:text-properties fo:color="#000000" fo:font-weight="normal" officeooo:rsid="000ed62b" officeooo:paragraph-rsid="000ed62b" style:font-weight-asian="normal" style:font-weight-complex="normal"/>
    </style:style>
    <style:style style:name="P14" style:family="paragraph" style:parent-style-name="Heading_20_2">
      <style:paragraph-properties fo:text-align="center" style:justify-single-word="false"/>
      <style:text-properties officeooo:rsid="000d041a" officeooo:paragraph-rsid="000d041a"/>
    </style:style>
    <style:style style:name="P15" style:family="paragraph" style:parent-style-name="Heading_20_3">
      <style:text-properties officeooo:rsid="000d041a" officeooo:paragraph-rsid="000d041a"/>
    </style:style>
    <style:style style:name="P16" style:family="paragraph" style:parent-style-name="Heading_20_3">
      <style:text-properties fo:font-variant="normal" fo:text-transform="none" fo:color="#000000" style:font-name="Trebuchet MS" fo:font-size="11pt" fo:letter-spacing="normal" fo:font-style="normal" fo:font-weight="bold" officeooo:rsid="000d041a" officeooo:paragraph-rsid="000d041a" style:font-size-asian="11pt" style:font-weight-asian="bold" style:font-size-complex="11pt" style:font-weight-complex="bold"/>
    </style:style>
    <style:style style:name="P17" style:family="paragraph" style:parent-style-name="Heading_20_3">
      <style:text-properties officeooo:rsid="000ed62b" officeooo:paragraph-rsid="000ed62b"/>
    </style:style>
    <style:style style:name="T1" style:family="text">
      <style:text-properties fo:font-variant="normal" fo:text-transform="none" style:font-name="Trebuchet MS" fo:font-size="11pt" fo:letter-spacing="normal" fo:font-style="italic" style:font-size-asian="11pt" style:font-style-asian="italic" style:font-size-complex="11pt" style:font-style-complex="italic"/>
    </style:style>
    <style:style style:name="T2" style:family="text">
      <style:text-properties fo:font-variant="normal" fo:text-transform="none" style:font-name="Trebuchet MS" fo:font-size="11pt" fo:letter-spacing="normal" fo:font-style="italic" officeooo:rsid="0014674c" style:font-size-asian="11pt" style:font-style-asian="italic" style:font-size-complex="11pt" style:font-style-complex="italic"/>
    </style:style>
    <style:style style:name="T3" style:family="text">
      <style:text-properties fo:font-variant="normal" fo:text-transform="none" style:font-name="Trebuchet MS" fo:font-size="11pt" fo:letter-spacing="normal" fo:font-style="normal" style:font-size-asian="11pt" style:font-size-complex="11pt"/>
    </style:style>
    <style:style style:name="T4" style:family="text">
      <style:text-properties fo:font-variant="normal" fo:text-transform="none" style:font-name="Trebuchet MS" fo:font-size="11pt" fo:letter-spacing="normal" fo:font-style="normal" officeooo:rsid="000f7e66" style:font-size-asian="11pt" style:font-size-complex="11pt"/>
    </style:style>
    <style:style style:name="T5" style:family="text">
      <style:text-properties fo:font-variant="normal" fo:text-transform="none" style:font-name="Trebuchet MS" fo:font-size="11pt" fo:letter-spacing="normal" fo:font-style="normal" officeooo:rsid="000ed62b" style:font-size-asian="11pt" style:font-size-complex="11pt"/>
    </style:style>
    <style:style style:name="T6" style:family="text">
      <style:text-properties fo:font-variant="normal" fo:text-transform="none" style:font-name="Trebuchet MS" fo:font-size="11pt" fo:letter-spacing="normal" fo:font-style="normal" style:font-size-asian="11pt" style:font-style-asian="normal" style:font-size-complex="11pt" style:font-style-complex="normal"/>
    </style:style>
    <style:style style:name="T7" style:family="text">
      <style:text-properties officeooo:rsid="000f7e66"/>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f7e66"/>
    </style:style>
    <style:style style:name="T10" style:family="text">
      <style:text-properties officeooo:rsid="0014674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2">Thank you for your purchase of the Helios Laser DAC!</text:h>
      <text:p text:style-name="P1"/>
      <text:p text:style-name="P3">http://pages.bitlasers.com/helios/</text:p>
      <text:p text:style-name="P1"/>
      <text:h text:style-name="P15" text:outline-level="3">Getting Started</text:h>
      <text:p text:style-name="P2"/>
      <text:h text:style-name="P16" text:outline-level="3">- Install drivers if necessary</text:h>
      <text:p text:style-name="P12"><text:span text:style-name="T1">On Windows 8 and newer, Mac, and Linux, the Helios should work out of the box</text:span><text:span text:style-name="T3">. But on older Windows versions, such as Windows 7, you might need to manually install drivers before use. For instructions, see the website linked at the top of this paper. For </text:span><text:span text:style-name="T4">L</text:span><text:span text:style-name="T3">inux, you might need root access to detect the device. You can avoid this by setting up udev rules.</text:span></text:p>
      <text:p text:style-name="P8">- Get some software</text:p>
      <text:p text:style-name="P12"><text:span text:style-name="T3">The Helios supports a range of programs, from full laser show suites to laser visualizers and synthesizers. For a list of popular software, see the website </text:span><text:span text:style-name="T5">linked </text:span><text:span text:style-name="T3">at the </text:span><text:span text:style-name="T5">top of this page.</text:span></text:p>
      <text:p text:style-name="P13"><text:span text:style-name="T3">To get started, try our own product, </text:span><text:span text:style-name="T1">LaserShowGen. </text:span><text:span text:style-name="T6">A f</text:span><text:span text:style-name="T3">ree version is available.</text:span></text:p>
      <text:p text:style-name="P9">- Laser projector and cable</text:p>
      <text:p text:style-name="P10">The Helios works with any laser projector that has an ILDA port. To connect to this port, you need a DB25 male to female cable, also called an ILDA cable.</text:p>
      <text:p text:style-name="P10">To get the best experience, it is recommended to use a laser projector with analog color modulation. That way, you can take advantage of the Helios’ full 16 million color range. To display complex graphics such as text, a scanner speed of at least 30kpps is <text:span text:style-name="T10">best</text:span>. </text:p>
      <text:p text:style-name="P11"/>
      <text:p text:style-name="P7"/>
      <text:h text:style-name="P17" text:outline-level="3">General information</text:h>
      <text:p text:style-name="P4">The DAC includes a USB cable, and this paper. It comes with a one year warranty against defects. If you have any inquiries, you can contact <text:a xlink:type="simple" xlink:href="mailto:gitlem@gmail.com" text:style-name="Internet_20_link" text:visited-style-name="Visited_20_Internet_20_Link">gitlem@gmail.com</text:a></text:p>
      <text:p text:style-name="P4">Do not throw electronics such as the Helios in the trash, <text:span text:style-name="T10">instead deliver it to your local recycling center.</text:span></text:p>
      <text:p text:style-name="P5">The user of the Helios is responsible for the safety and legality of laser operations. Refer to your local laws <text:span text:style-name="T7">and </text:span><text:span text:style-name="T9">www.lasershowsafety.org</text:span></text:p>
      <text:p text:style-name="P4"/>
      <text:p text:style-name="P6">The Helios is open source. A <text:span text:style-name="T10">git </text:span>repo<text:span text:style-name="T10">sitory</text:span> with firmware, software and hardware <text:span text:style-name="T10">sources</text:span> is available at <text:span text:style-name="T8">www.github.com/grix/helios_da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30T17:40:37.306000000</meta:creation-date>
    <dc:date>2018-05-25T13:09:51.249000000</dc:date>
    <meta:editing-duration>PT6M32S</meta:editing-duration>
    <meta:editing-cycles>3</meta:editing-cycles>
    <meta:generator>LibreOffice/5.4.5.1$Windows_X86_64 LibreOffice_project/79c9829dd5d8054ec39a82dc51cd9eff340dbee8</meta:generator>
    <meta:document-statistic meta:table-count="0" meta:image-count="0" meta:object-count="0" meta:page-count="1" meta:paragraph-count="16" meta:word-count="304" meta:character-count="1773" meta:non-whitespace-character-count="1484"/>
  </office:meta>
</office:document-meta>
</file>